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2" style:font-size-complex="9pt" style:font-weight-complex="bold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7933d" style:font-size-asian="9pt" style:font-weight-asian="bold" style:font-name-complex="Courier New2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2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2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7ee7e" officeooo:paragraph-rsid="0007ee7e" style:font-size-asian="9pt" style:font-weight-asian="normal" style:font-name-complex="Courier New2" style:font-size-complex="9pt" style:font-weight-complex="normal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05b695" style:font-size-asian="9pt" style:font-weight-asian="normal" style:font-name-complex="Courier New2" style:font-size-complex="9pt" style:font-weight-complex="normal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31e8b0" style:font-size-asian="9pt" style:font-weight-asian="normal" style:font-name-complex="Courier New2" style:font-size-complex="9pt" style:font-weight-complex="normal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31e8b0" officeooo:paragraph-rsid="0031e8b0" style:font-size-asian="9pt" style:font-weight-asian="normal" style:font-name-complex="Courier New2" style:font-size-complex="9pt" style:font-weight-complex="normal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424f19" officeooo:paragraph-rsid="0042c9a7" style:font-size-asian="9pt" style:font-weight-asian="normal" style:font-name-complex="Courier New2" style:font-size-complex="9pt" style:font-weight-complex="normal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424f19" officeooo:paragraph-rsid="005f297d" style:font-size-asian="9pt" style:font-weight-asian="normal" style:font-name-complex="Courier New2" style:font-size-complex="9pt" style:font-weight-complex="normal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424f19" officeooo:paragraph-rsid="00607c59" style:font-size-asian="9pt" style:font-weight-asian="normal" style:font-name-complex="Courier New2" style:font-size-complex="9pt" style:font-weight-complex="normal"/>
    </style:style>
    <style:style style:name="P15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P16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2" style:font-size-complex="16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2" style:font-size-complex="8pt"/>
    </style:style>
    <style:style style:name="P18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19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P20" style:family="paragraph" style:parent-style-name="Standard">
      <style:paragraph-properties fo:margin-top="0.085cm" fo:margin-bottom="0.085cm" loext:contextual-spacing="false"/>
      <style:text-properties officeooo:paragraph-rsid="001770b7"/>
    </style:style>
    <style:style style:name="P21" style:family="paragraph" style:parent-style-name="Standard">
      <style:paragraph-properties fo:margin-top="0.085cm" fo:margin-bottom="0.085cm" loext:contextual-spacing="false"/>
      <style:text-properties officeooo:paragraph-rsid="0005b695"/>
    </style:style>
    <style:style style:name="P22" style:family="paragraph" style:parent-style-name="Standard">
      <style:paragraph-properties fo:margin-top="0.085cm" fo:margin-bottom="0.085cm" loext:contextual-spacing="false"/>
      <style:text-properties officeooo:paragraph-rsid="0031e8b0"/>
    </style:style>
    <style:style style:name="P23" style:family="paragraph" style:parent-style-name="Standard">
      <style:paragraph-properties fo:margin-top="0.085cm" fo:margin-bottom="0.085cm" loext:contextual-spacing="false"/>
      <style:text-properties officeooo:paragraph-rsid="005f297d"/>
    </style:style>
    <style:style style:name="P24" style:family="paragraph" style:parent-style-name="Header">
      <style:paragraph-properties fo:margin-top="0.085cm" fo:margin-bottom="0.085cm" loext:contextual-spacing="false"/>
      <style:text-properties style:font-name="Courier New1" fo:font-size="9pt" fo:font-weight="bold" officeooo:paragraph-rsid="0031e8b0" style:font-size-asian="9pt" style:font-weight-asian="bold" style:font-name-complex="Arial" style:font-size-complex="9pt"/>
    </style:style>
    <style:style style:name="P25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26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3f0299"/>
    </style:style>
    <style:style style:name="P27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28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29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650e2b" style:font-size-asian="9pt" style:font-name-complex="Courier New2" style:font-size-complex="9pt"/>
    </style:style>
    <style:style style:name="P30" style:family="paragraph" style:parent-style-name="Standard">
      <style:paragraph-properties fo:margin-top="0.085cm" fo:margin-bottom="0.085cm" loext:contextual-spacing="false"/>
      <style:text-properties officeooo:paragraph-rsid="00650e2b"/>
    </style:style>
    <style:style style:name="P31" style:family="paragraph" style:parent-style-name="Standard">
      <style:paragraph-properties fo:margin-top="0.085cm" fo:margin-bottom="0.085cm" loext:contextual-spacing="false"/>
      <style:text-properties officeooo:paragraph-rsid="0070d20f"/>
    </style:style>
    <style:style style:name="T1" style:family="text"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2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2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2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2" style:font-size-complex="10pt"/>
    </style:style>
    <style:style style:name="T6" style:family="text">
      <style:text-properties style:font-name="Courier New" fo:font-size="10pt" fo:font-weight="bold" officeooo:rsid="003f0299" style:font-size-asian="10pt" style:font-weight-asian="bold" style:font-name-complex="Courier New2" style:font-size-complex="10pt"/>
    </style:style>
    <style:style style:name="T7" style:family="text">
      <style:text-properties style:font-name="Courier New" fo:font-size="10pt" style:font-size-asian="10pt" style:font-name-complex="Courier New2" style:font-size-complex="10pt"/>
    </style:style>
    <style:style style:name="T8" style:family="text">
      <style:text-properties style:font-name="Courier New" fo:font-size="10pt" officeooo:rsid="000b8eb0" style:font-size-asian="10pt" style:font-name-complex="Courier New2" style:font-size-complex="10pt"/>
    </style:style>
    <style:style style:name="T9" style:family="text">
      <style:text-properties style:font-name="Courier New" fo:font-size="10pt" officeooo:rsid="001689ae" style:font-size-asian="10pt" style:font-name-complex="Courier New2" style:font-size-complex="10pt"/>
    </style:style>
    <style:style style:name="T10" style:family="text">
      <style:text-properties style:font-name="Courier New" fo:font-size="10pt" officeooo:rsid="002558cf" style:font-size-asian="10pt" style:font-name-complex="Courier New2" style:font-size-complex="10pt"/>
    </style:style>
    <style:style style:name="T11" style:family="text">
      <style:text-properties style:font-name="Courier New" fo:font-size="10pt" officeooo:rsid="003dbe09" style:font-size-asian="10pt" style:font-name-complex="Courier New2" style:font-size-complex="10pt"/>
    </style:style>
    <style:style style:name="T12" style:family="text">
      <style:text-properties style:font-name="Courier New" fo:font-size="10pt" officeooo:rsid="003f0299" style:font-size-asian="10pt" style:font-name-complex="Courier New2" style:font-size-complex="10pt"/>
    </style:style>
    <style:style style:name="T13" style:family="text">
      <style:text-properties style:font-name="Courier New" fo:font-size="10pt" officeooo:rsid="005d609f" style:font-size-asian="10pt" style:font-name-complex="Courier New2" style:font-size-complex="10pt"/>
    </style:style>
    <style:style style:name="T14" style:family="text">
      <style:text-properties style:font-name="Courier New" fo:font-size="10pt" officeooo:rsid="006c9632" style:font-size-asian="10pt" style:font-name-complex="Courier New2" style:font-size-complex="10pt"/>
    </style:style>
    <style:style style:name="T15" style:family="text"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T16" style:family="text">
      <style:text-properties style:font-name="Courier New" fo:font-size="9pt" fo:font-weight="bold" officeooo:rsid="00049954" style:font-size-asian="9pt" style:font-weight-asian="bold" style:font-name-complex="Courier New2" style:font-size-complex="9pt"/>
    </style:style>
    <style:style style:name="T17" style:family="text">
      <style:text-properties style:font-name="Courier New" fo:font-size="9pt" fo:font-weight="bold" officeooo:rsid="00132408" style:font-size-asian="9pt" style:font-weight-asian="bold" style:font-name-complex="Courier New2" style:font-size-complex="9pt"/>
    </style:style>
    <style:style style:name="T18" style:family="text">
      <style:text-properties style:font-name="Courier New" fo:font-size="9pt" fo:font-weight="bold" officeooo:rsid="001770b7" style:font-size-asian="9pt" style:font-weight-asian="bold" style:font-name-complex="Courier New2" style:font-size-complex="9pt"/>
    </style:style>
    <style:style style:name="T19" style:family="text">
      <style:text-properties style:font-name="Courier New" fo:font-size="9pt" fo:font-weight="bold" officeooo:rsid="00368a33" style:font-size-asian="9pt" style:font-weight-asian="bold" style:font-name-complex="Courier New2" style:font-size-complex="9pt"/>
    </style:style>
    <style:style style:name="T20" style:family="text">
      <style:text-properties style:font-name="Courier New" fo:font-size="9pt" fo:font-weight="bold" officeooo:rsid="00372a02" style:font-size-asian="9pt" style:font-weight-asian="bold" style:font-name-complex="Courier New2" style:font-size-complex="9pt"/>
    </style:style>
    <style:style style:name="T21" style:family="text">
      <style:text-properties style:font-name="Courier New" fo:font-size="9pt" fo:font-weight="bold" officeooo:rsid="003cbaf7" style:font-size-asian="9pt" style:font-weight-asian="bold" style:font-name-complex="Courier New2" style:font-size-complex="9pt"/>
    </style:style>
    <style:style style:name="T22" style:family="text">
      <style:text-properties style:font-name="Courier New" fo:font-size="9pt" fo:font-weight="normal" officeooo:rsid="0005b695" style:font-size-asian="9pt" style:font-weight-asian="normal" style:font-name-complex="Courier New2" style:font-size-complex="9pt" style:font-weight-complex="normal"/>
    </style:style>
    <style:style style:name="T23" style:family="text">
      <style:text-properties style:font-name="Courier New" fo:font-size="9pt" fo:font-weight="normal" officeooo:rsid="00281e3b" style:font-size-asian="9pt" style:font-weight-asian="normal" style:font-name-complex="Courier New2" style:font-size-complex="9pt" style:font-weight-complex="normal"/>
    </style:style>
    <style:style style:name="T24" style:family="text">
      <style:text-properties style:font-name="Courier New" fo:font-size="9pt" fo:font-weight="normal" officeooo:rsid="00273cff" style:font-size-asian="9pt" style:font-weight-asian="normal" style:font-name-complex="Courier New2" style:font-size-complex="9pt" style:font-weight-complex="normal"/>
    </style:style>
    <style:style style:name="T25" style:family="text">
      <style:text-properties style:font-name="Courier New" fo:font-size="9pt" fo:font-weight="normal" officeooo:rsid="003596ae" style:font-size-asian="9pt" style:font-weight-asian="normal" style:font-name-complex="Courier New2" style:font-size-complex="9pt" style:font-weight-complex="normal"/>
    </style:style>
    <style:style style:name="T26" style:family="text">
      <style:text-properties style:font-name="Courier New" fo:font-size="9pt" fo:font-weight="normal" officeooo:rsid="00424f19" style:font-size-asian="9pt" style:font-weight-asian="normal" style:font-name-complex="Courier New2" style:font-size-complex="9pt" style:font-weight-complex="normal"/>
    </style:style>
    <style:style style:name="T27" style:family="text">
      <style:text-properties style:font-name="Courier New" fo:font-size="9pt" fo:font-weight="normal" officeooo:rsid="00607c59" style:font-size-asian="9pt" style:font-weight-asian="normal" style:font-name-complex="Courier New2" style:font-size-complex="9pt" style:font-weight-complex="normal"/>
    </style:style>
    <style:style style:name="T28" style:family="text">
      <style:text-properties style:font-name="Courier New" fo:font-size="9pt" style:font-size-asian="9pt" style:font-name-complex="Courier New2" style:font-size-complex="9pt"/>
    </style:style>
    <style:style style:name="T29" style:family="text">
      <style:text-properties style:font-name="Courier New" fo:font-size="9pt" officeooo:rsid="003f0299" style:font-size-asian="9pt" style:font-name-complex="Courier New2" style:font-size-complex="9pt"/>
    </style:style>
    <style:style style:name="T30" style:family="text">
      <style:text-properties style:font-name="Courier New" fo:font-size="9pt" officeooo:rsid="006dd2b6" style:font-size-asian="9pt" style:font-name-complex="Courier New2" style:font-size-complex="9pt"/>
    </style:style>
    <style:style style:name="T31" style:family="text">
      <style:text-properties style:font-name="Courier New" fo:font-size="9pt" officeooo:rsid="00724f46" style:font-size-asian="9pt" style:font-name-complex="Courier New2" style:font-size-complex="9pt"/>
    </style:style>
    <style:style style:name="T32" style:family="text">
      <style:text-properties officeooo:rsid="00271d11"/>
    </style:style>
    <style:style style:name="T33" style:family="text">
      <style:text-properties officeooo:rsid="002863c9"/>
    </style:style>
    <style:style style:name="T34" style:family="text">
      <style:text-properties officeooo:rsid="003cbaf7"/>
    </style:style>
    <style:style style:name="T35" style:family="text">
      <style:text-properties officeooo:rsid="003ed125"/>
    </style:style>
    <style:style style:name="T36" style:family="text">
      <style:text-properties officeooo:rsid="003f0299"/>
    </style:style>
    <style:style style:name="T37" style:family="text">
      <style:text-properties officeooo:rsid="00424f19"/>
    </style:style>
    <style:style style:name="T38" style:family="text">
      <style:text-properties officeooo:rsid="00600bea"/>
    </style:style>
    <style:style style:name="T39" style:family="text">
      <style:text-properties officeooo:rsid="00607c59"/>
    </style:style>
    <style:style style:name="T40" style:family="text">
      <style:text-properties style:font-name="Courier New1" fo:font-size="9pt" style:font-size-asian="9pt" style:font-size-complex="9pt"/>
    </style:style>
    <style:style style:name="T41" style:family="text">
      <style:text-properties style:font-name="Courier New1" fo:font-size="9pt" officeooo:rsid="006a6600" style:font-size-asian="9pt" style:font-size-complex="9pt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officeooo:rsid="006dd2b6"/>
    </style:style>
    <style:style style:name="T44" style:family="text">
      <style:text-properties officeooo:rsid="00724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INSTRUCTIONS NOTES: AUTOMATION </text:p>
      <text:p text:style-name="P19"><text:span text:style-name="T1">WITH BASIC IN </text:span><text:span text:style-name="T2">LIBREOFFICE CALC</text:span></text:p>
      <text:p text:style-name="P18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25"><text:span text:style-name="T5">@COMPANY:</text:span><text:span text:style-name="T7"> USBONG SOCIAL SYSTEMS, INC. (WWW.USBONG.PH)</text:span></text:p>
      <text:p text:style-name="P25"><text:span text:style-name="T5">@AUTHOR:</text:span><text:span text:style-name="T7"> SYSON, MICHAEL</text:span></text:p>
      <text:p text:style-name="P25"><text:span text:style-name="T5">@DATE CREATED:</text:span><text:span text:style-name="T7"> 2020-07-27</text:span></text:p>
      <text:p text:style-name="P25"><text:span text:style-name="T5">@LAST UPDATED:</text:span><text:span text:style-name="T7"> 2020-0</text:span><text:span text:style-name="T10">8</text:span><text:span text:style-name="T7">-</text:span><text:span text:style-name="T11">2</text:span><text:span text:style-name="T14">6</text:span></text:p>
      <text:p text:style-name="P25"><text:span text:style-name="T5">@OPEN SOURCE:</text:span><text:span text:style-name="T7"> APACHE LICENSE VERSION 2.0</text:span></text:p>
      <text:p text:style-name="P26"><text:span text:style-name="T5">@REFERENCE</text:span><text:span text:style-name="T6">S</text:span><text:span text:style-name="T5">:</text:span><text:span text:style-name="T7"> </text:span></text:p>
      <text:p text:style-name="P26"><text:span text:style-name="T12">[1] </text:span><text:bookmark-start text:name="__DdeLink__812_3389542015"/><text:span text:style-name="T7">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7">https://docs.microsoft.com/en-us/office/vba/library-reference/concepts/getting-started-with-vba-in-office</text:span></text:a><text:bookmark-end text:name="__DdeLink__1683_3333029182"/><text:span text:style-name="T7">; LAST ACCESSED: 202007</text:span><text:span text:style-name="T8">3</text:span><text:span text:style-name="T9">1</text:span></text:p>
      <text:p text:style-name="P26"><text:span text:style-name="T12">[2] LIBREOFFICE</text:span><text:span text:style-name="T7">. (</text:span><text:span text:style-name="T12">NOT WRITTEN</text:span><text:span text:style-name="T7">). </text:span><text:span text:style-name="T28">“</text:span><text:span text:style-name="T29">LIBREOFFICE 7.0: FILE CONVERSION FILTER NAMES”</text:span><text:span text:style-name="T7">. </text:span><text:bookmark-start text:name="__DdeLink__1683_33330291821"/><text:a xlink:type="simple" xlink:href="https://help.libreoffice.org/latest/he/text/shared/guide/convertfilters.html" text:style-name="Internet_20_link" text:visited-style-name="Visited_20_Internet_20_Link"><text:span text:style-name="T28">https://help.libreoffice.org/latest/he/text/shared/guide/convertfilters.html</text:span></text:a><text:bookmark-end text:name="__DdeLink__1683_33330291821"/><text:span text:style-name="T7">; LAST ACCESSED: 20200</text:span><text:span text:style-name="T12">821</text:span><text:bookmark-end text:name="__DdeLink__812_338954201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><text:span text:style-name="T15">INSTRUCTIONS NOTES: AUTOMATION WITH BASIC </text:span><text:span text:style-name="T17">IN LIBREOFFICE CALC</text:span></text:p>
      <text:p text:style-name="P2">PART 2: HEALTH ACCOUNTING CONTEXT</text:p>
      <text:p text:style-name="P2"/>
      <text:p text:style-name="P24">1) Macro/Subroutines: <text:span text:style-name="T33">Add</text:span></text:p>
      <text:p text:style-name="P11">Sub MainAdd</text:p>
      <text:p text:style-name="P10"><text:s text:c="2"/>iCount = 1</text:p>
      <text:p text:style-name="P10"><text:s text:c="2"/>while (iCount&lt;=20)</text:p>
      <text:p text:style-name="P10"><text:s text:c="4"/>MsgBox(iCount)</text:p>
      <text:p text:style-name="P10"/>
      <text:p text:style-name="P22"><text:span text:style-name="T22"><text:tab/>'Note: </text:span><text:span text:style-name="T25">I</text:span><text:span text:style-name="T22">f we remove this, this Basic Macro will be stuck at iCount with value 1.</text:span></text:p>
      <text:p text:style-name="P10"><text:tab/>'We shall need to destroy the process that executes this Basic Macro.</text:p>
      <text:p text:style-name="P10"><text:s text:c="4"/>iCount = iCount + 1 </text:p>
      <text:p text:style-name="P10"><text:s text:c="2"/>Wend</text:p>
      <text:p text:style-name="P10">End Sub</text:p>
      <text:p text:style-name="P10"/>
      <text:p text:style-name="P1"><text:span text:style-name="T19">2</text:span><text:span text:style-name="T15">) FILE: </text:span><text:span text:style-name="T16">READ AS INPUT</text:span></text:p>
      <text:p text:style-name="P9"><text:bookmark-start text:name="__DdeLink__797_1879003725"/>Sub MainInput<text:bookmark-end text:name="__DdeLink__797_1879003725"/></text:p>
      <text:p text:style-name="P9"><text:s text:c="2"/>sDateToday = Format(Now(), "yyyy-mm-dd")</text:p>
      <text:p text:style-name="P9"><text:s text:c="2"/>iDateTodayDay = Weekday(Now())</text:p>
      <text:p text:style-name="P9"/>
      <text:p text:style-name="P9"><text:s text:c="2"/>'note: variation in Date Format in LUBUNTU</text:p>
      <text:p text:style-name="P9"><text:s text:c="2"/>'example: </text:p>
      <text:p text:style-name="P9"><text:s text:c="2"/>'input: 08-03-2020 09:31:45</text:p>
      <text:p text:style-name="P9"><text:s text:c="2"/>'output: 2020-08-03</text:p>
      <text:p text:style-name="P9"><text:s text:c="2"/>sDateToday = Split(sDateToday, " ")(0)</text:p>
      <text:p text:style-name="P9"><text:s text:c="2"/>sDateTodayMonth = Split(sDateToday, "-")(0)</text:p>
      <text:p text:style-name="P9"><text:s text:c="2"/>sDateTodayDay = Split(sDateToday, "-")(1)</text:p>
      <text:p text:style-name="P9"><text:s text:c="2"/>sDateTodayYear = Split(sDateToday, "-")(2) <text:s/></text:p>
      <text:p text:style-name="P9"><text:s text:c="2"/>sDateToday = sDateTodayYear &amp; "-" &amp; sDateTodayMonth &amp; "-" &amp; sDateTodayDay</text:p>
      <text:p text:style-name="P9"/>
      <text:p text:style-name="P9"><text:s text:c="2"/>sInputPath = "/home/unit_member/Documents/Accounting/Cashier/output/"</text:p>
      <text:p text:style-name="P9"><text:s text:c="2"/>sInputFilenameMedicine = sInputPath &amp; "medicine" &amp; sDateToday &amp; ".txt"</text:p>
      <text:p text:style-name="P9"/>
      <text:p text:style-name="P9"><text:s text:c="2"/>FileNames = Array(sInputFilenameMedicine)</text:p>
      <text:p text:style-name="P9"><text:s text:c="4"/></text:p>
      <text:p text:style-name="P21"><text:bookmark-start text:name="__DdeLink__444_912461316"/><text:bookmark-start text:name="__DdeLink__446_912461316"/><text:span text:style-name="T22"><text:s text:c="2"/>'Loop over all the file</text:span><text:span text:style-name="T23">names</text:span><text:span text:style-name="T22"> </text:span><text:span text:style-name="T24">in the array/list</text:span></text:p>
      <text:p text:style-name="P9"><text:bookmark-end text:name="__DdeLink__446_912461316"/><text:bookmark-end text:name="__DdeLink__444_912461316"/><text:s text:c="2"/>For Each Filename In FileNames</text:p>
      <text:p text:style-name="P9"><text:s text:c="6"/>'Msgbox("Filename: " &amp; Filename)</text:p>
      <text:p text:style-name="P9"/>
      <text:p text:style-name="P9"><text:s text:c="6"/>If Not FileExists(Filename) Then</text:p>
      <text:p text:style-name="P9"><text:s text:c="8"/>Msgbox("Walang file na ganito: " &amp; Filename)</text:p>
      <text:p text:style-name="P9"><text:s text:c="6"/>Else</text:p>
      <text:p text:style-name="P9"><text:s text:c="10"/>'Open, read, copy, and paste the contents of the .txt JSON file into worksheet</text:p>
      <text:p text:style-name="P9"><text:s text:c="10"/>Open Filename For Input As #1</text:p>
      <text:p text:style-name="P9"><text:s text:c="14"/>Do Until EOF(1)</text:p>
      <text:p text:style-name="P9"><text:s text:c="18"/>sText = ""</text:p>
      <text:p text:style-name="P9"><text:s text:c="18"/>Line Input #1, textLine</text:p>
      <text:p text:style-name="P9"><text:s text:c="40"/></text:p>
      <text:p text:style-name="P9"><text:s text:c="18"/>sText = sText &amp; textLine</text:p>
      <text:p text:style-name="P9"><text:s text:c="18"/></text:p>
      <text:p text:style-name="P9"><text:s text:c="18"/>MsgBox("Laman: " &amp; sText)</text:p>
      <text:p text:style-name="P9"><text:s text:c="14"/>Loop</text:p>
      <text:p text:style-name="P9"><text:s text:c="11"/>Close #1</text:p>
      <text:p text:style-name="P9"><text:s text:c="8"/>End If</text:p>
      <text:p text:style-name="P9"><text:s text:c="4"/>Next Filename <text:s text:c="9"/></text:p>
      <text:p text:style-name="P9">End Sub </text:p>
      <text:p text:style-name="P2"/>
      <text:p text:style-name="P1"><text:span text:style-name="T19">3</text:span><text:span text:style-name="T15">) FILE: </text:span><text:span text:style-name="T16">WRITE AS OUTPUT</text:span></text:p>
      <text:p text:style-name="P17">Sub Main<text:span text:style-name="T32">Output</text:span></text:p>
      <text:p text:style-name="P17"><text:s text:c="2"/>GlobalScope.BasicLibraries.loadLibrary("Tools")</text:p>
      <text:p text:style-name="P17"/>
      <text:p text:style-name="P17"><text:s text:c="2"/>Dim Prop(1) as New com.sun.star.beans.PropertyValue</text:p>
      <text:p text:style-name="P17"><text:s text:c="2"/>Dim saveAsODSArgs(1) as new com.sun.star.beans.PropertyValue</text:p>
      <text:p text:style-name="P17"/>
      <text:p text:style-name="P17"><text:s text:c="2"/>dispatcher = createUnoService("com.sun.star.frame.DispatchHelper")</text:p>
      <text:p text:style-name="P17"><text:soft-page-break/></text:p>
      <text:p text:style-name="P17"><text:s text:c="2"/>sPath = DirectoryNameoutofPath(ThisComponent.getURL(),"/")</text:p>
      <text:p text:style-name="P17"><text:s text:c="2"/>sFileName = "outputFile.ods"</text:p>
      <text:p text:style-name="P17"/>
      <text:p text:style-name="P17"><text:s text:c="2"/>saveAsODSArgs(0).Name = "URL"</text:p>
      <text:p text:style-name="P17"><text:s text:c="2"/>saveAsODSArgs(0).Value = sPath &amp; "/" &amp; sFileName</text:p>
      <text:p text:style-name="P17"><text:s text:c="2"/>saveAsODSArgs(1).Name = "FilterName"</text:p>
      <text:p text:style-name="P17"><text:s text:c="2"/>saveAsODSArgs(1).Value = "<text:span text:style-name="T35">calc</text:span>8" '<text:span text:style-name="T36">We use </text:span>"writer8" <text:span text:style-name="T36">odt files </text:span></text:p>
      <text:p text:style-name="P17"><text:tab/><text:tab/></text:p>
      <text:p text:style-name="P17"><text:s text:c="2"/>dispatcher.executeDispatch(ThisComponent.CurrentController.Frame, ".uno:SaveAs", "", 0, saveAsODSArgs())</text:p>
      <text:p text:style-name="P17">End Sub</text:p>
      <text:p text:style-name="P17"/>
      <text:p text:style-name="P3"><text:bookmark-start text:name="__DdeLink__441_912461316"/>NOTE:</text:p>
      <text:p text:style-name="P8"><text:bookmark-end text:name="__DdeLink__441_912461316"/>TO save the file without changing its filename, we use this command for the “sFileName” container.</text:p>
      <text:p text:style-name="P7">sFileName = FileNameoutofPath(ThisComponent.getURL(),"/")</text:p>
      <text:p text:style-name="P4"/>
      <text:p text:style-name="P20"><text:span text:style-name="T20">4</text:span><text:span text:style-name="T15">) </text:span><text:span text:style-name="T18">LOOPS</text:span><text:span text:style-name="T15">: </text:span><text:span text:style-name="T18">SET VALUE &amp; FORMAT</text:span></text:p>
      <text:p text:style-name="P6">Sub Macro<text:span text:style-name="T37">Loop</text:span></text:p>
      <text:p text:style-name="P6"><text:bookmark-start text:name="__DdeLink__611_3948463420"/><text:s text:c="2"/>Dim BasicBorder as New com.sun.star.table.BorderLine</text:p>
      <text:p text:style-name="P6"><text:s text:c="2"/>Dim oBorder As Object </text:p>
      <text:p text:style-name="P6"><text:s text:c="2"/>Dim myWorksheet As Object</text:p>
      <text:p text:style-name="P6"><text:s text:c="2"/>Dim oCursor As Object <text:s/></text:p>
      <text:p text:style-name="P6"><text:s text:c="2"/>Dim outputCell </text:p>
      <text:p text:style-name="P6"/>
      <text:p text:style-name="P6"><text:bookmark-start text:name="__DdeLink__609_3948463420"/><text:s text:c="2"/>myWorksheet = <text:s/>ThisComponent.Sheets.getByName( "202007" )<text:bookmark-end text:name="__DdeLink__611_3948463420"/></text:p>
      <text:p text:style-name="P6"><text:bookmark-end text:name="__DdeLink__609_3948463420"/><text:s text:c="8"/></text:p>
      <text:p text:style-name="P6"><text:s text:c="2"/>'identify from left to right the last column used, i.e. used range </text:p>
      <text:p text:style-name="P6"><text:s text:c="2"/>oCursor = myWorksheet.createCursor()</text:p>
      <text:p text:style-name="P6"><text:s text:c="2"/>oCursor.gotoEndOfUsedArea(True)</text:p>
      <text:p text:style-name="P6"><text:s text:c="2"/>oColumns = oCursor.getColumns()</text:p>
      <text:p text:style-name="P6"><text:s text:c="2"/>oRows = oCursor.getRows()</text:p>
      <text:p text:style-name="P6"/>
      <text:p text:style-name="P6"><text:bookmark-start text:name="__DdeLink__615_3948463420"/><text:bookmark-start text:name="__DdeLink__613_3948463420"/><text:s text:c="2"/>'clear/delete the contents, background color, and border of all used cells first</text:p>
      <text:p text:style-name="P6"><text:s text:c="2"/>For iColumnCount = oColumns.getCount() - 1 To 0 Step -1</text:p>
      <text:p text:style-name="P6"><text:s text:c="4"/>For iRowCount = oRows.getCount() - 1 To 0 Step -1</text:p>
      <text:p text:style-name="P6"/>
      <text:p text:style-name="P6"><text:s text:c="6"/>outputCell = myWorksheet.getCellByPosition(iColumnCount , iRowCount)</text:p>
      <text:p text:style-name="P6"><text:s text:c="6"/><text:bookmark-end text:name="__DdeLink__615_3948463420"/><text:bookmark-end text:name="__DdeLink__613_3948463420"/></text:p>
      <text:p text:style-name="P6"><text:s text:c="6"/>outputCell.String = ""</text:p>
      <text:p text:style-name="P6"><text:s text:c="6"/>outputCell.CharColor = 0</text:p>
      <text:p text:style-name="P6"><text:tab/> <text:s/></text:p>
      <text:p text:style-name="P6"><text:s text:c="6"/>'set background color to transparent/no fill</text:p>
      <text:p text:style-name="P6"><text:s text:c="6"/>'note: outputCell.CellBackColor = 0 'black</text:p>
      <text:p text:style-name="P6"><text:s text:c="6"/>'outputCell.CellBackColor = RGB(255,0,0) 'red</text:p>
      <text:p text:style-name="P6"><text:s text:c="6"/>outputCell.IsCellBackgroundTransparent = true </text:p>
      <text:p text:style-name="P6"><text:s text:c="13"/></text:p>
      <text:p text:style-name="P6"><text:s text:c="6"/>oBorder = myWorksheet.TableBorder</text:p>
      <text:p text:style-name="P6"/>
      <text:p text:style-name="P6"><text:s text:c="6"/>BasicBorder.OuterLineWidth = 0 </text:p>
      <text:p text:style-name="P6"><text:s text:c="6"/>oBorder.BottomLine = BasicBorder</text:p>
      <text:p text:style-name="P6"><text:s text:c="6"/>outputCell.TableBorder = oBorder <text:s text:c="2"/></text:p>
      <text:p text:style-name="P6"><text:s text:c="4"/></text:p>
      <text:p text:style-name="P6"><text:bookmark-start text:name="__DdeLink__617_3948463420"/><text:s text:c="4"/>Next iRowCount</text:p>
      <text:p text:style-name="P6"><text:s text:c="2"/>Next iColumnCount<text:bookmark-end text:name="__DdeLink__617_3948463420"/></text:p>
      <text:p text:style-name="P6">End Sub</text:p>
      <text:p text:style-name="P2"/>
      <text:p text:style-name="P5">5) Loops: Identify &amp; Classify</text:p>
      <text:p text:style-name="P12">Sub MacroIdentifyAndClassify</text:p>
      <text:p text:style-name="P12"><text:s text:c="2"/><text:bookmark-start text:name="__DdeLink__725_2848427126"/>Dim myWorksheet As Object</text:p>
      <text:p text:style-name="P12"><text:s text:c="2"/>Dim outputCell </text:p>
      <text:p text:style-name="P12"><text:s text:c="2"/>Dim iRowCount As Integer <text:s/></text:p>
      <text:p text:style-name="P12"><text:s text:c="2"/>Dim iOLD_NEW_COLUMN As Integer</text:p>
      <text:p text:style-name="P13"><text:s text:c="2"/></text:p>
      <text:p text:style-name="P23"><text:span text:style-name="T42"><text:s text:c="4"/></text:span><text:span text:style-name="T40">myWorksheet = <text:s/>ThisComponent.Sheets.getByName("20200</text:span><text:span text:style-name="T41">7</text:span><text:span text:style-name="T40">")</text:span></text:p>
      <text:p text:style-name="P12"/>
      <text:p text:style-name="P13"><text:s text:c="2"/></text:p>
      <text:p text:style-name="P13"/>
      <text:p text:style-name="P13"><text:soft-page-break/><text:s text:c="2"/>iOLD_NEW_COLUMN = 15 '<text:span text:style-name="T38">Column </text:span>P</text:p>
      <text:p text:style-name="P12"><text:s text:c="2"/>iRowCount = 0</text:p>
      <text:p text:style-name="P12"/>
      <text:p text:style-name="P12"><text:s text:c="2"/>For Each row In myWorksheet.Rows</text:p>
      <text:p text:style-name="P12"><text:s text:c="7"/>'verify OLD/NEW patient transaction classification</text:p>
      <text:p text:style-name="P12"><text:tab/>'column, row</text:p>
      <text:p text:style-name="P12"><text:s text:c="7"/>If (myWorksheet.getCellByPosition(iOLD_NEW_COLUMN, iRowCount).String="") Then</text:p>
      <text:p text:style-name="P12"><text:s text:c="10"/>MsgBox ("Walang laman ang cell na ito!")</text:p>
      <text:p text:style-name="P12"/>
      <text:p text:style-name="P14"><text:tab/> <text:s text:c="2"/><text:bookmark-start text:name="__DdeLink__999_1641557068"/>'<text:bookmark-end text:name="__DdeLink__999_1641557068"/><text:span text:style-name="T39">Note: We can use the cell name, instead of its column, row numerical positions</text:span></text:p>
      <text:p text:style-name="P31"><text:span text:style-name="T26"><text:tab/> <text:s text:c="2"/>'</text:span><text:span text:style-name="T27">Example: </text:span><text:span text:style-name="T26">myWorksheet.getCellRangeByName("A1") <text:s text:c="11"/></text:span></text:p>
      <text:p text:style-name="P31"><text:span text:style-name="T26"><text:s text:c="10"/>ThisComponent.getCurrentController().Select(</text:span><text:bookmark-start text:name="__DdeLink__997_1641557068"/><text:span text:style-name="T26">myWorksheet</text:span><text:bookmark-end text:name="__DdeLink__997_1641557068"/><text:span text:style-name="T26">.getCellByPosition(iOLD_NEW_COLUMN, iRowCount))</text:span></text:p>
      <text:p text:style-name="P12"><text:s text:c="10"/>End</text:p>
      <text:p text:style-name="P12"><text:s text:c="7"/>End If</text:p>
      <text:p text:style-name="P12"/>
      <text:p text:style-name="P12"><text:s text:c="7"/>iRowCount = iRowCount + 1</text:p>
      <text:p text:style-name="P12"><text:s text:c="20"/></text:p>
      <text:p text:style-name="P12"><text:s text:c="7"/>'column, row</text:p>
      <text:p text:style-name="P12"><text:s text:c="7"/>'column C: Patient Name </text:p>
      <text:p text:style-name="P12"><text:s text:c="7"/>'row 2, count starts at 0</text:p>
      <text:p text:style-name="P12"><text:s text:c="7"/>If (myWorksheet.getCellByPosition(2, iRowCount).Value) Then</text:p>
      <text:p text:style-name="P12"><text:s text:c="10"/>Exit For</text:p>
      <text:p text:style-name="P12"><text:s text:c="7"/>End If <text:s text:c="6"/></text:p>
      <text:p text:style-name="P12"><text:s text:c="3"/>Next row<text:bookmark-end text:name="__DdeLink__725_2848427126"/></text:p>
      <text:p text:style-name="P12">End Sub<text:bookmark-start text:name="__DdeLink__634_3948463420"/></text:p>
      <text:p text:style-name="P5"><text:bookmark-end text:name="__DdeLink__634_3948463420"/></text:p>
      <text:p text:style-name="P5">6) Loops: Auto-compute</text:p>
      <text:p text:style-name="P30"><text:span text:style-name="T30">Sub</text:span><text:span text:style-name="T28"> MacroAutoCompute</text:span></text:p>
      <text:p text:style-name="P29"><text:s text:c="3"/>Dim myWorksheet As Object</text:p>
      <text:p text:style-name="P29"><text:s text:c="3"/>Dim outputCell </text:p>
      <text:p text:style-name="P29"><text:s text:c="3"/>Dim iRowCount As Integer <text:s/></text:p>
      <text:p text:style-name="P29"><text:s text:c="5"/></text:p>
      <text:p text:style-name="P29"><text:s text:c="3"/>myWorksheet = <text:s/>ThisComponent.Sheets.getByName("202007")</text:p>
      <text:p text:style-name="P29"/>
      <text:p text:style-name="P29"><text:s text:c="3"/>iFEE_COLUMN = 6 'column G</text:p>
      <text:p text:style-name="P29"><text:s text:c="3"/>iCLASSIFICATION_COLUMN = 7 'column H</text:p>
      <text:p text:style-name="P29"><text:s text:c="3"/>iAMOUNT_PAID_COLUMN = 8 <text:s/>'column I</text:p>
      <text:p text:style-name="P29"><text:s text:c="3"/>iRowCount = 0 'start at 0</text:p>
      <text:p text:style-name="P29"/>
      <text:p text:style-name="P29"><text:s text:c="3"/>For Each row In myWorksheet.Rows</text:p>
      <text:p text:style-name="P30"><text:span text:style-name="T28"><text:s text:c="8"/></text:span><text:span text:style-name="T31">I</text:span><text:span text:style-name="T28">f (iRowCount&gt;0) Then <text:s/>''row 2; do not include table header row</text:span></text:p>
      <text:p text:style-name="P29"><text:tab/> <text:s text:c="3"/>fFeeValue = myWorksheet.getCellByPosition(iFEE_COLUMN, iRowCount).Value</text:p>
      <text:p text:style-name="P29"><text:tab/> <text:s text:c="3"/>fAmountPaidValue = 0</text:p>
      <text:p text:style-name="P29"><text:tab/> <text:s text:c="3"/><text:tab/><text:tab/> <text:s text:c="3"/><text:tab/></text:p>
      <text:p text:style-name="P29"><text:tab/> <text:s text:c="3"/>If ((myWorksheet.getCellByPosition(iCLASSIFICATION_COLUMN, iRowCount).String="SC") Or (myWorksheet.getCellByPosition(iCLASSIFICATION_COLUMN, iRowCount).String="PWD")) Then</text:p>
      <text:p text:style-name="P29"><text:tab/> <text:s text:c="2"/><text:tab/> fAmountPaidValue = fFeeValue*0.714289</text:p>
      <text:p text:style-name="P29"><text:tab/> <text:s text:c="3"/>Else</text:p>
      <text:p text:style-name="P29"><text:tab/> <text:s text:c="7"/>fAmountPaidValue = fFeeValue</text:p>
      <text:p text:style-name="P29"><text:tab/> <text:s text:c="3"/>End If</text:p>
      <text:p text:style-name="P29"><text:tab/> <text:s text:c="7"/><text:tab/> <text:s text:c="7"/></text:p>
      <text:p text:style-name="P29"><text:tab/> <text:s text:c="3"/>myWorksheet.getCellByPosition(iAMOUNT_PAID_COLUMN, iRowCount).Value = fAmountPaidValue</text:p>
      <text:p text:style-name="P29"><text:tab/> <text:s/>End If<text:tab/></text:p>
      <text:p text:style-name="P29"><text:tab/><text:tab/></text:p>
      <text:p text:style-name="P29"><text:s text:c="8"/>iRowCount = iRowCount + 1</text:p>
      <text:p text:style-name="P29"><text:s text:c="20"/></text:p>
      <text:p text:style-name="P29"><text:s text:c="8"/>'column, row</text:p>
      <text:p text:style-name="P29"><text:s text:c="8"/>'column C: Patient Name </text:p>
      <text:p text:style-name="P29"><text:s text:c="8"/>'row 2, count starts at 0</text:p>
      <text:p text:style-name="P29"><text:s text:c="8"/>If (myWorksheet.getCellByPosition(2, iRowCount).String="") Then</text:p>
      <text:p text:style-name="P29"><text:s text:c="10"/>Exit For</text:p>
      <text:p text:style-name="P29"><text:s text:c="8"/>End If <text:s text:c="6"/></text:p>
      <text:p text:style-name="P29"><text:s text:c="3"/>Next row <text:s text:c="9"/></text:p>
      <text:p text:style-name="P29">End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184</meta:editing-cycles>
    <meta:creation-date>2020-06-13T03:31:00</meta:creation-date>
    <dc:date>2020-08-26T13:52:48.305295290</dc:date>
    <meta:editing-duration>PT7H23M57S</meta:editing-duration>
    <meta:generator>LibreOffice/6.4.4.2$Linux_X86_64 LibreOffice_project/40$Build-2</meta:generator>
    <meta:document-statistic meta:table-count="0" meta:image-count="0" meta:object-count="0" meta:page-count="4" meta:paragraph-count="179" meta:word-count="695" meta:character-count="6619" meta:non-whitespace-character-count="52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